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Latin Modern Roman"/>
    </style:style>
    <style:style style:name="P2" style:family="paragraph" style:parent-style-name="Standard" style:master-page-name="">
      <style:paragraph-properties fo:margin-top="0cm" fo:margin-bottom="0.3cm" loext:contextual-spacing="false" style:page-number="auto"/>
      <style:text-properties style:font-name="Latin Modern Roman" officeooo:rsid="002212c5" officeooo:paragraph-rsid="002212c5"/>
    </style:style>
    <style:style style:name="P3" style:family="paragraph" style:parent-style-name="Quotations">
      <style:text-properties style:font-name="Samanata" style:font-name-complex="Samanata"/>
    </style:style>
    <style:style style:name="P4" style:family="paragraph" style:parent-style-name="Quotations">
      <style:paragraph-properties fo:margin-top="0cm" fo:margin-bottom="0.101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33c6cf" style:font-size-asian="12pt" style:font-name-complex="Samanata" style:font-size-complex="12pt"/>
    </style:style>
    <style:style style:name="P5" style:family="paragraph" style:parent-style-name="Quotations">
      <style:paragraph-properties fo:margin-top="0cm" fo:margin-bottom="0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33c6cf" style:font-size-asian="12pt" style:font-name-complex="Samanata" style:font-size-complex="12pt"/>
    </style:style>
    <style:style style:name="P6" style:family="paragraph" style:parent-style-name="Standard">
      <style:text-properties style:font-name="Latin Modern Roman" officeooo:rsid="0022ef6b" officeooo:paragraph-rsid="002d6040" style:font-name-complex="Latin Modern Roman"/>
    </style:style>
    <style:style style:name="P7" style:family="paragraph" style:parent-style-name="Standard" style:list-style-name="L1">
      <loext:graphic-properties draw:fill="none"/>
      <style:paragraph-properties fo:margin-top="0.3cm" fo:margin-bottom="0cm" loext:contextual-spacing="false" fo:background-color="transparent">
        <style:tab-stops>
          <style:tab-stop style:position="7.325cm"/>
        </style:tab-stops>
      </style:paragraph-properties>
      <style:text-properties style:font-name="Latin Modern Roman" officeooo:rsid="0026b88f" officeooo:paragraph-rsid="0033dbff" style:font-name-complex="Latin Modern Roman"/>
    </style:style>
    <style:style style:name="P8" style:family="paragraph" style:parent-style-name="Standard">
      <style:paragraph-properties fo:margin-top="0.3cm" fo:margin-bottom="0cm" loext:contextual-spacing="false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33dbff" style:font-name-complex="Latin Modern Roman" loext:shadow="none"/>
    </style:style>
    <style:style style:name="P9" style:family="paragraph" style:parent-style-name="Standard" style:list-style-name="L1" style:master-page-name="">
      <loext:graphic-properties draw:fill="none"/>
      <style:paragraph-properties style:page-number="auto"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33dbff" style:font-name-complex="Latin Modern Roman" loext:shadow="none"/>
    </style:style>
    <style:style style:name="T1" style:family="text">
      <style:text-properties fo:color="#ce181e"/>
    </style:style>
    <style:style style:name="T2" style:family="text">
      <style:text-properties fo:color="#ce181e" style:font-name="Samanata" style:font-name-complex="Samanata"/>
    </style:style>
    <style:style style:name="T3" style:family="text">
      <style:text-properties fo:color="#ce181e" style:font-name="Samanata" officeooo:rsid="002585b3" style:font-name-complex="Samanata"/>
    </style:style>
    <style:style style:name="T4" style:family="text">
      <style:text-properties fo:color="#ce181e" fo:language="en" fo:country="US" fo:font-style="italic" style:font-style-asian="italic" style:font-style-complex="italic" loext:shadow="none"/>
    </style:style>
    <style:style style:name="T5" style:family="text">
      <style:text-properties fo:color="#ce181e"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font-name="Latin Modern Roman" officeooo:rsid="002585b3" style:font-name-complex="Latin Modern Roman"/>
    </style:style>
    <style:style style:name="T7" style:family="text">
      <style:text-properties officeooo:rsid="002585b3"/>
    </style:style>
    <style:style style:name="T8" style:family="text">
      <style:text-properties style:use-window-font-color="true" style:font-name="Latin Modern Roman" officeooo:rsid="002585b3" style:font-name-complex="Latin Modern Roman"/>
    </style:style>
    <style:style style:name="T9" style:family="text">
      <style:text-properties style:use-window-font-color="true" style:font-name="Samanata" style:font-name-complex="Samanata"/>
    </style:style>
    <style:style style:name="T10" style:family="text">
      <style:text-properties style:use-window-font-color="true" officeooo:rsid="002585b3"/>
    </style:style>
    <style:style style:name="T11" style:family="text">
      <style:text-properties style:use-window-font-color="true" fo:language="en" fo:country="US" fo:font-style="italic" style:font-style-asian="italic" style:font-style-complex="italic" loext:shadow="none"/>
    </style:style>
    <style:style style:name="T12" style:family="text">
      <style:text-properties officeooo:rsid="002b7f74"/>
    </style:style>
    <style:style style:name="T13" style:family="text">
      <style:text-properties officeooo:rsid="002d6040"/>
    </style:style>
    <style:style style:name="T14" style:family="text">
      <style:text-properties officeooo:rsid="002585b3" style:font-name-complex="Samanata"/>
    </style:style>
    <style:style style:name="T15" style:family="text">
      <style:text-properties officeooo:rsid="0032caac"/>
    </style:style>
    <style:style style:name="T16" style:family="text">
      <style:text-properties fo:language="en" fo:country="US" fo:font-style="italic" style:font-style-asian="italic" style:font-style-complex="italic" loext:shadow="none"/>
    </style:style>
    <style:style style:name="T17" style:family="text">
      <style:text-properties fo:font-size="8pt" fo:language="en" fo:country="US" fo:font-style="normal" style:font-size-asian="8pt" style:font-style-asian="normal" style:font-size-complex="8pt" style:font-style-complex="normal" loext:shadow="none"/>
    </style:style>
    <style:style style:name="T18" style:family="text">
      <style:text-properties fo:font-size="12pt" fo:font-style="italic" style:font-size-asian="12pt" style:font-style-asian="italic" style:font-size-complex="12pt" style:font-style-complex="italic"/>
    </style:style>
    <style:style style:name="T19" style:family="text">
      <style:text-properties fo:font-size="9pt" fo:font-style="normal" style:font-size-asian="9pt" style:font-style-asian="normal" style:font-size-complex="9pt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 <text:span text:style-name="T15">4</text:span> – Sutka <text:span text:style-name="T13">1:59</text:span></text:p>
      <text:p text:style-name="P5">वया इदग्ने अग्नयस्ते अन्ये तवे विश्वे अम्र्ता मादयन्ते | </text:p>
      <text:p text:style-name="P5">वैश्वानर नाभिरसि कषितीनां सथूणेव जनानुपमिद ययन्थ || १ ||</text:p>
      <text:p text:style-name="P5">मूर्धा दिवो नाभिरग्निः पर्थिव्या अथाभवदरती रोदस्योः | </text:p>
      <text:p text:style-name="P5">तं तवा देवासो.अजनयन्त देवं वैश्वानर जयोतिरिदार्याय || २ ||</text:p>
      <text:p text:style-name="P5">आ सूर्ये न रश्मयो धरुवासो वैश्वानरे दधिरे.अग्ना वसूनि | </text:p>
      <text:p text:style-name="P5">या पर्वतेष्वोषधीष्वप्सु या मानुषेष्वसि तस्य राजा || ३ ||</text:p>
      <text:p text:style-name="P5">बर्हती इव सूनवे रोदसी गिरो होता मनुष्यो न दक्षः | </text:p>
      <text:p text:style-name="P5">सवर्वते <text:span text:style-name="T1">सत्य</text:span>शुष्माय पूर्वीर्वैश्वानराय नर्तमाय यह्वीः || ४ ||</text:p>
      <text:p text:style-name="P5">दिवश्चित ते बर्हतो जातवेदो वैश्वानर पर रिरिचे महित्वम | </text:p>
      <text:p text:style-name="P5">राजा कर्ष्टीनामसि मानुषीणां युधा देवेभ्यो वरिवश्चकर्थ || ५ ||</text:p>
      <text:p text:style-name="P5">पर नू महित्वं वर्षभस्य वोचं यं पूरवो वर्त्रहणं सचन्ते | </text:p>
      <text:p text:style-name="P5">वैश्वानरो दस्युमग्निर्जघन्वानधूनोत काष्ठा अव शम्बरं भेत || ६ ||</text:p>
      <text:p text:style-name="P5">वैश्वानरो महिम्ना विश्वक्र्ष्टिर्भरद्वाजेषु यजतो विभावा | </text:p>
      <text:p text:style-name="P4">शातवनेये शतिनीभिरग्निः पुरुणीथे जरते सून्र्तावान || ७ ||</text:p>
      <text:p text:style-name="P2">Padapatha for sloka <text:span text:style-name="T13">4</text:span>:</text:p>
      <text:p text:style-name="P3">बृहतीइवेतिबृहती-इव | सूनवे | रोदसी इति | गिरः | होता | मनुष्यः | न | दक्षः | स्वः-वते | <text:span text:style-name="T1">सत्य</text:span>-शुष्माय | पूवीर्ः | वैश्वानराय | नृ-तमाय | यह्वीः <text:s/></text:p>
      <text:p text:style-name="P6">Interpretation: <text:span text:style-name="T2">सत्य</text:span><text:span text:style-name="T9">-शुष्म</text:span> is <text:span text:style-name="T7">a compound word made up of </text:span><text:span text:style-name="T3">सत्य</text:span><text:span text:style-name="T10"> and </text:span><text:span text:style-name="T9">शुष्म</text:span><text:span text:style-name="T7"> (“strength, vigour”). The whole word is an attribute of </text:span><text:span text:style-name="T14">अग्नि</text:span> → “<text:span text:style-name="T12">Agni, [whose] strength [is]</text:span> <text:span text:style-name="T1">satya</text:span>”</text:p>
      <text:p text:style-name="P8">Translations:</text:p>
      <text:list xml:id="list3126477693" text:style-name="L1">
        <text:list-item>
          <text:p text:style-name="P9"><text:span text:style-name="T18">As the great World-halves, so are their Son's praises; skilled, as a man, to act, is he the Herald. Vaiśvānara, celestial, </text:span><text:span text:style-name="T5">truly</text:span><text:span text:style-name="T18"> mighty, most manly One, hath many a youthful consort.</text:span><text:span text:style-name="T19"> Ralph T. H. Griffith, [1896]</text:span></text:p>
        </text:list-item>
        <text:list-item>
          <text:p text:style-name="P7"><text:span text:style-name="T11">Like the two lofty world-halves for their son [=Agni], like Manu’s skill, the human Hotar (brings) hymns—many (hymns), (like) exuberant maidens—for him possessed of the sun, him whose bluster is </text:span><text:span text:style-name="T4">real</text:span><text:span text:style-name="T11">, for the most manly Vaiśvānara.</text:span><text:span text:style-name="T16"> </text:span><text:span text:style-name="T17">S. W. Jamison / J. P. Brereton [2014]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margin-top="0cm" fo:margin-bottom="0.499cm" loext:contextual-spacing="false" fo:text-align="center" style:justify-single-word="false"/>
      <style:text-properties style:font-name="Lato Light" fo:font-family="'Lato Light'" style:font-style-name="Bold" style:font-pitch="variable" fo:font-size="1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27:27.068349999</meta:creation-date>
    <meta:generator>LibreOffice/6.0.6.2$Linux_X86_64 LibreOffice_project/00m0$Build-2</meta:generator>
    <dc:date>2018-12-08T13:30:06.143600815</dc:date>
    <meta:editing-duration>PT39M56S</meta:editing-duration>
    <meta:editing-cycles>14</meta:editing-cycles>
    <meta:document-statistic meta:table-count="0" meta:image-count="0" meta:object-count="0" meta:page-count="1" meta:paragraph-count="21" meta:word-count="270" meta:character-count="1267" meta:non-whitespace-character-count="1012"/>
  </office:meta>
</office:document-meta>
</file>